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0">
      <style:graphic-properties fo:wrap-option="wrap" fo:padding-top="0.03897in" fo:padding-bottom="0.03897in" fo:padding-left="0.03897in" fo:padding-right="0.03897in" draw:textarea-vertical-align="middle" draw:textarea-horizontal-align="center" draw:fill="gradient" draw:fill-gradient-name="a429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.60765in" fo:padding-right="0.60765in" draw:textarea-vertical-align="middle" draw:textarea-horizontal-align="center" draw:fill="none" draw:stroke="solid" svg:stroke-width="0.01389in" svg:stroke-color="#9ead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draw:fill="none" draw:stroke="solid" svg:stroke-width="0.03125in" svg:stroke-color="#c55a11" svg:stroke-opacity="100%" draw:stroke-linejoin="miter" svg:stroke-linecap="butt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1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3125in" svg:stroke-color="#c55a11" svg:stroke-opacity="100%" draw:stroke-linejoin="miter" svg:stroke-linecap="but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3867in" fo:padding-bottom="0.03867in" fo:padding-left="0.03867in" fo:padding-right="0.03867in" draw:textarea-vertical-align="middle" draw:textarea-horizontal-align="center" draw:fill="gradient" draw:fill-gradient-name="a472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none" draw:stroke="solid" svg:stroke-width="0.03125in" svg:stroke-color="#c55a11" draw:marker-end="a407" svg:stroke-opacity="100%" draw:stroke-linejoin="miter" svg:stroke-linecap="butt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.9113in" fo:padding-right="0.9113in" draw:textarea-vertical-align="middle" draw:textarea-horizontal-align="center" draw:fill="none" draw:stroke="solid" svg:stroke-width="0.01389in" svg:stroke-color="#9ead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4041in" fo:padding-bottom="0.04041in" fo:padding-left="0.04041in" fo:padding-right="0.04041in" draw:textarea-vertical-align="middle" draw:textarea-horizontal-align="center" draw:fill="gradient" draw:fill-gradient-name="a440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.9227in" fo:padding-right="0.9227in" draw:textarea-vertical-align="middle" draw:textarea-horizontal-align="center" draw:fill="none" draw:stroke="solid" svg:stroke-width="0.01389in" svg:stroke-color="#6d89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704in" fo:padding-bottom="0.05704in" fo:padding-left="0.05704in" fo:padding-right="0.05704in" draw:textarea-vertical-align="middle" draw:textarea-horizontal-align="center" draw:fill="gradient" draw:fill-gradient-name="a448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704in" fo:padding-bottom="0.05704in" fo:padding-left="0.05704in" fo:padding-right="0.05704in" draw:textarea-vertical-align="middle" draw:textarea-horizontal-align="center" draw:fill="gradient" draw:fill-gradient-name="a413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3042in" fo:padding-bottom="0.03042in" fo:padding-left="0.03042in" fo:padding-right="0.03042in" draw:textarea-vertical-align="middle" draw:textarea-horizontal-align="center" draw:fill="gradient" draw:fill-gradient-name="a480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in" fo:padding-bottom="0in" fo:padding-left="1.09974in" fo:padding-right="1.09974in" draw:textarea-vertical-align="middle" draw:textarea-horizontal-align="center" draw:fill="none" draw:stroke="solid" svg:stroke-width="0.01389in" svg:stroke-color="#6d89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in" fo:padding-bottom="0in" fo:padding-left="1.14652in" fo:padding-right="1.14652in" draw:textarea-vertical-align="middle" draw:textarea-horizontal-align="center" draw:fill="none" draw:stroke="solid" svg:stroke-width="0.01389in" svg:stroke-color="#9ead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2893in" fo:padding-bottom="0.02893in" fo:padding-left="0.02893in" fo:padding-right="0.02893in" draw:textarea-vertical-align="middle" draw:textarea-horizontal-align="center" draw:fill="gradient" draw:fill-gradient-name="a488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in" fo:padding-bottom="0in" fo:padding-left="1.1947in" fo:padding-right="1.1947in" draw:textarea-vertical-align="middle" draw:textarea-horizontal-align="center" draw:fill="none" draw:stroke="solid" svg:stroke-width="0.01389in" svg:stroke-color="#9ead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4287in" fo:padding-bottom="0.04287in" fo:padding-left="0.04287in" fo:padding-right="0.04287in" draw:textarea-vertical-align="middle" draw:textarea-horizontal-align="center" draw:fill="gradient" draw:fill-gradient-name="a456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704in" fo:padding-bottom="0.05704in" fo:padding-left="0.05704in" fo:padding-right="0.05704in" draw:textarea-vertical-align="middle" draw:textarea-horizontal-align="center" draw:fill="gradient" draw:fill-gradient-name="a421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.61252in" fo:padding-right="0.61252in" draw:textarea-vertical-align="middle" draw:textarea-horizontal-align="center" draw:fill="none" draw:stroke="solid" svg:stroke-width="0.01389in" svg:stroke-color="#9ead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1.4213in" fo:padding-right="1.4213in" draw:textarea-vertical-align="middle" draw:textarea-horizontal-align="center" draw:fill="none" draw:stroke="solid" svg:stroke-width="0.01389in" svg:stroke-color="#9ead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3021in" fo:padding-bottom="0.03021in" fo:padding-left="0.03021in" fo:padding-right="0.03021in" draw:textarea-vertical-align="middle" draw:textarea-horizontal-align="center" draw:fill="gradient" draw:fill-gradient-name="a496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>
      <style:graphic-properties/>
    </style:style>
    <style:style style:family="graphic" style:name="a382">
      <style:graphic-properties draw:fill="none" draw:stroke="dash" draw:stroke-dash="a381" svg:stroke-width="0.01389in" svg:stroke-color="#a5a5a5" svg:stroke-opacity="100%" draw:stroke-linejoin="miter" svg:stroke-linecap="butt"/>
    </style:style>
    <style:style style:family="graphic" style:name="a384">
      <style:graphic-properties draw:fill="none" draw:stroke="dash" draw:stroke-dash="a383" svg:stroke-width="0.01389in" svg:stroke-color="#a5a5a5" svg:stroke-opacity="100%" draw:stroke-linejoin="miter" svg:stroke-linecap="butt"/>
    </style:style>
    <style:style style:family="graphic" style:name="a460">
      <style:graphic-properties fo:wrap-option="wrap" fo:padding-top="0in" fo:padding-bottom="0in" fo:padding-left="0.82561in" fo:padding-right="0.82561in" draw:textarea-vertical-align="middle" draw:textarea-horizontal-align="center" draw:fill="none" draw:stroke="solid" svg:stroke-width="0.01389in" svg:stroke-color="#9ead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6">
      <style:graphic-properties draw:fill="none" draw:stroke="dash" draw:stroke-dash="a385" svg:stroke-width="0.01389in" svg:stroke-color="#a5a5a5" svg:stroke-opacity="100%" draw:stroke-linejoin="miter" svg:stroke-linecap="butt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draw:fill="none" draw:stroke="dash" draw:stroke-dash="a387" svg:stroke-width="0.01389in" svg:stroke-color="#a5a5a5" svg:stroke-opacity="100%" draw:stroke-linejoin="miter" svg:stroke-linecap="butt"/>
    </style:style>
    <style:style style:family="paragraph" style:name="a463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.04338in" fo:padding-bottom="0.04338in" fo:padding-left="0.04338in" fo:padding-right="0.04338in" draw:textarea-vertical-align="middle" draw:textarea-horizontal-align="center" draw:fill="gradient" draw:fill-gradient-name="a464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.73874in" fo:padding-right="0.73874in" draw:textarea-vertical-align="middle" draw:textarea-horizontal-align="center" draw:fill="none" draw:stroke="solid" svg:stroke-width="0.01389in" svg:stroke-color="#9ead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onnector draw:type="line" svg:x1="2.34314in" svg:y1="0.96079in" svg:x2="6.66667in" svg:y2="0.96079in" draw:id="id63" draw:style-name="a382" draw:name="Connecteur droit 4">
          <svg:title/>
          <svg:desc/>
        </draw:connector>
        <draw:connector draw:type="line" svg:x1="2.34314in" svg:y1="1.77451in" svg:x2="6.66667in" svg:y2="1.77451in" draw:id="id64" draw:style-name="a384" draw:name="Connecteur droit 5">
          <svg:title/>
          <svg:desc/>
        </draw:connector>
        <draw:connector draw:type="line" svg:x1="2.34314in" svg:y1="2.58824in" svg:x2="6.66667in" svg:y2="2.58824in" draw:id="id65" draw:style-name="a386" draw:name="Connecteur droit 6">
          <svg:title/>
          <svg:desc/>
        </draw:connector>
        <draw:connector draw:type="line" svg:x1="2.34314in" svg:y1="3.43137in" svg:x2="6.66667in" svg:y2="3.43137in" draw:id="id66" draw:style-name="a388" draw:name="Connecteur droit 7">
          <svg:title/>
          <svg:desc/>
        </draw:connector>
        <draw:frame draw:id="id67" draw:style-name="a392" draw:name="ZoneTexte 8" svg:x="1.30392in" svg:y="0.74708in" svg:width="1.03921in" svg:height="0.40391in">
          <draw:text-box>
            <text:p text:style-name="a391" text:class-names="" text:cond-style-name=""><text:span text:style-name="a389" text:class-names="">Enjeu</text:span><text:span text:style-name="a390" text:class-names=""/></text:p>
          </draw:text-box>
          <svg:title/>
          <svg:desc/>
        </draw:frame>
        <draw:frame draw:id="id68" draw:style-name="a396" draw:name="ZoneTexte 9" svg:x="0.62745in" svg:y="1.54315in" svg:width="1.71569in" svg:height="0.40391in">
          <draw:text-box>
            <text:p text:style-name="a395" text:class-names="" text:cond-style-name=""><text:span text:style-name="a393" text:class-names="">Innovatio</text:span><text:span text:style-name="a394" text:class-names="">n</text:span></text:p>
          </draw:text-box>
          <svg:title/>
          <svg:desc/>
        </draw:frame>
        <draw:frame draw:id="id69" draw:style-name="a400" draw:name="ZoneTexte 10" svg:x="0.62745in" svg:y="2.37255in" svg:width="1.71569in" svg:height="0.40391in">
          <draw:text-box>
            <text:p text:style-name="a399" text:class-names="" text:cond-style-name=""><text:span text:style-name="a397" text:class-names="">Autonomie</text:span><text:span text:style-name="a398" text:class-names=""/></text:p>
          </draw:text-box>
          <svg:title/>
          <svg:desc/>
        </draw:frame>
        <draw:frame draw:id="id70" draw:style-name="a404" draw:name="ZoneTexte 11" svg:x="1.16667in" svg:y="3.22942in" svg:width="1.17647in" svg:height="0.40391in">
          <draw:text-box>
            <text:p text:style-name="a403" text:class-names="" text:cond-style-name=""><text:span text:style-name="a401" text:class-names="">Budget</text:span><text:span text:style-name="a402" text:class-names=""/></text:p>
          </draw:text-box>
          <svg:title/>
          <svg:desc/>
        </draw:frame>
        <draw:connector draw:type="line" svg:x1="2.34314in" svg:y1="3.43137in" svg:x2="6.13726in" svg:y2="2.58824in" draw:id="id71" draw:style-name="a405" draw:name="Connecteur droit 13">
          <svg:title/>
          <svg:desc/>
        </draw:connector>
        <draw:connector draw:type="line" svg:x1="6.13726in" svg:y1="2.59019in" svg:x2="6.56863in" svg:y2="1.77451in" draw:id="id72" draw:style-name="a406" draw:name="Connecteur droit 16">
          <svg:title/>
          <svg:desc/>
        </draw:connector>
        <draw:connector draw:type="line" svg:x1="6.54902in" svg:y1="1.77451in" svg:x2="5.73039in" svg:y2="0.97452in" draw:id="id73" draw:style-name="a408" draw:name="Connecteur droit 19">
          <svg:title/>
          <svg:desc/>
        </draw:connector>
      </draw:page>
      <draw:page draw:name="Slide2" draw:style-name="a409" draw:master-page-name="Master1-Layout2-obj-Titre-et-contenu" presentation:presentation-page-layout-name="Master1-PPL2" draw:id="Slide-257">
        <draw:g draw:name="Diagramme 3" draw:id="id95" draw:style-name="a498">
          <svg:title/>
          <svg:desc/>
          <draw:custom-shape svg:x="0.21875in" svg:y="2.17601in" svg:width="2.85162in" svg:height="1.42581in" draw:id="id74" draw:style-name="a414">
            <svg:title/>
            <svg:desc/>
            <text:p text:style-name="a412" text:class-names="" text:cond-style-name=""><text:span text:style-name="a410" text:class-names="">GraphR</text:span><text:span text:style-name="a411" text:class-names=""/></text:p>
            <draw:enhanced-geometry xmlns:dr3d="urn:oasis:names:tc:opendocument:xmlns:dr3d:1.0" draw:type="non-primitive" svg:viewBox="0 0 2607519 1303759" draw:enhanced-path="M 0 130376 C 0 58371 58371 0 130376 0 L 2477143 0 C 2549148 0 2607519 58371 2607519 130376 L 2607519 1173383 C 2607519 1245388 2549148 1303759 2477143 1303759 L 130376 1303759 C 58371 1303759 0 1245388 0 1173383 L 0 13037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07519"/>
              <draw:equation draw:name="f7" draw:formula="?f4 / 1303759"/>
              <draw:equation draw:name="f8" draw:formula="0 * ?f5 / 2607519"/>
              <draw:equation draw:name="f9" draw:formula="130376 * ?f4 / 1303759"/>
              <draw:equation draw:name="f10" draw:formula="130376 * ?f5 / 2607519"/>
              <draw:equation draw:name="f11" draw:formula="0 * ?f4 / 1303759"/>
              <draw:equation draw:name="f12" draw:formula="2477143 * ?f5 / 2607519"/>
              <draw:equation draw:name="f13" draw:formula="2607519 * ?f5 / 2607519"/>
              <draw:equation draw:name="f14" draw:formula="1173383 * ?f4 / 1303759"/>
              <draw:equation draw:name="f15" draw:formula="1303759 * ?f4 / 130375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286in" svg:height="0.03811in" draw:id="id75" draw:style-name="a417" draw:transform="translate(-1.143in -0.01906in) rotate(-5.29132) translate(3.69573in 1.93217in)">
            <svg:title/>
            <svg:desc/>
            <text:p text:style-name="a416" text:class-names="" text:cond-style-name=""><text:span text:style-name="a415" text:class-names=""/></text:p>
            <draw:enhanced-geometry xmlns:dr3d="urn:oasis:names:tc:opendocument:xmlns:dr3d:1.0" draw:type="non-primitive" svg:viewBox="0 0 2090317 34848" draw:enhanced-path="M 0 17424 L 2090317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0317"/>
              <draw:equation draw:name="f7" draw:formula="?f4 / 34848"/>
              <draw:equation draw:name="f8" draw:formula="0 * ?f5 / 2090317"/>
              <draw:equation draw:name="f9" draw:formula="17424 * ?f4 / 34848"/>
              <draw:equation draw:name="f10" draw:formula="2090317 * ?f5 / 2090317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4.3211in" svg:y="0.26251in" svg:width="2.85162in" svg:height="1.42581in" draw:id="id76" draw:style-name="a422">
            <svg:title/>
            <svg:desc/>
            <text:p text:style-name="a420" text:class-names="" text:cond-style-name=""><text:span text:style-name="a418" text:class-names="">Apprentissage</text:span><text:span text:style-name="a419" text:class-names=""/></text:p>
            <draw:enhanced-geometry xmlns:dr3d="urn:oasis:names:tc:opendocument:xmlns:dr3d:1.0" draw:type="non-primitive" svg:viewBox="0 0 2607519 1303759" draw:enhanced-path="M 0 130376 C 0 58371 58371 0 130376 0 L 2477143 0 C 2549148 0 2607519 58371 2607519 130376 L 2607519 1173383 C 2607519 1245388 2549148 1303759 2477143 1303759 L 130376 1303759 C 58371 1303759 0 1245388 0 1173383 L 0 13037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07519"/>
              <draw:equation draw:name="f7" draw:formula="?f4 / 1303759"/>
              <draw:equation draw:name="f8" draw:formula="0 * ?f5 / 2607519"/>
              <draw:equation draw:name="f9" draw:formula="130376 * ?f4 / 1303759"/>
              <draw:equation draw:name="f10" draw:formula="130376 * ?f5 / 2607519"/>
              <draw:equation draw:name="f11" draw:formula="0 * ?f4 / 1303759"/>
              <draw:equation draw:name="f12" draw:formula="2477143 * ?f5 / 2607519"/>
              <draw:equation draw:name="f13" draw:formula="2607519 * ?f5 / 2607519"/>
              <draw:equation draw:name="f14" draw:formula="1173383 * ?f4 / 1303759"/>
              <draw:equation draw:name="f15" draw:formula="1303759 * ?f4 / 130375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26028in" svg:height="0.03811in" draw:id="id77" draw:style-name="a425" draw:transform="translate(-0.63014in -0.01906in) rotate(-5.84395) translate(7.74304in 0.70745in)">
            <svg:title/>
            <svg:desc/>
            <text:p text:style-name="a424" text:class-names="" text:cond-style-name=""><text:span text:style-name="a423" text:class-names=""/></text:p>
            <draw:enhanced-geometry xmlns:dr3d="urn:oasis:names:tc:opendocument:xmlns:dr3d:1.0" draw:type="non-primitive" svg:viewBox="0 0 1152398 34848" draw:enhanced-path="M 0 17424 L 1152398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52398"/>
              <draw:equation draw:name="f7" draw:formula="?f4 / 34848"/>
              <draw:equation draw:name="f8" draw:formula="0 * ?f5 / 1152398"/>
              <draw:equation draw:name="f9" draw:formula="17424 * ?f4 / 34848"/>
              <draw:equation draw:name="f10" draw:formula="1152398 * ?f5 / 1152398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31336in" svg:y="0.03509in" svg:width="4.81125in" svg:height="0.80879in" draw:id="id78" draw:style-name="a430">
            <svg:title/>
            <svg:desc/>
            <text:p text:style-name="a428" text:class-names="" text:cond-style-name=""><text:span text:style-name="a426" text:class-names="">Découvrir le langage R</text:span><text:span text:style-name="a427" text:class-names=""/></text:p>
            <draw:enhanced-geometry xmlns:dr3d="urn:oasis:names:tc:opendocument:xmlns:dr3d:1.0" draw:type="non-primitive" svg:viewBox="0 0 4399407 739557" draw:enhanced-path="M 0 73956 C 0 33111 33111 0 73956 0 L 4325451 0 C 4366296 0 4399407 33111 4399407 73956 L 4399407 665601 C 4399407 706446 4366296 739557 4325451 739557 L 73956 739557 C 33111 739557 0 706446 0 665601 L 0 7395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99407"/>
              <draw:equation draw:name="f7" draw:formula="?f4 / 739557"/>
              <draw:equation draw:name="f8" draw:formula="0 * ?f5 / 4399407"/>
              <draw:equation draw:name="f9" draw:formula="73956 * ?f4 / 739557"/>
              <draw:equation draw:name="f10" draw:formula="73956 * ?f5 / 4399407"/>
              <draw:equation draw:name="f11" draw:formula="0 * ?f4 / 739557"/>
              <draw:equation draw:name="f12" draw:formula="4325451 * ?f5 / 4399407"/>
              <draw:equation draw:name="f13" draw:formula="4399407 * ?f5 / 4399407"/>
              <draw:equation draw:name="f14" draw:formula="665601 * ?f4 / 739557"/>
              <draw:equation draw:name="f15" draw:formula="739557 * ?f4 / 73955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25001in" svg:height="0.03811in" draw:id="id79" draw:style-name="a433" draw:transform="translate(-0.62501in -0.01906in) rotate(-0.42142) translate(7.74304in 1.23108in)">
            <svg:title/>
            <svg:desc/>
            <text:p text:style-name="a432" text:class-names="" text:cond-style-name=""><text:span text:style-name="a431" text:class-names=""/></text:p>
            <draw:enhanced-geometry xmlns:dr3d="urn:oasis:names:tc:opendocument:xmlns:dr3d:1.0" draw:type="non-primitive" svg:viewBox="0 0 1143013 34848" draw:enhanced-path="M 0 17424 L 1143013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3013"/>
              <draw:equation draw:name="f7" draw:formula="?f4 / 34848"/>
              <draw:equation draw:name="f8" draw:formula="0 * ?f5 / 1143013"/>
              <draw:equation draw:name="f9" draw:formula="17424 * ?f4 / 34848"/>
              <draw:equation draw:name="f10" draw:formula="1143013 * ?f5 / 1143013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31336in" svg:y="1.05775in" svg:width="4.81125in" svg:height="0.85799in" draw:id="id80" draw:style-name="a441">
            <svg:title/>
            <svg:desc/>
            <text:p text:style-name="a439" text:class-names="" text:cond-style-name=""><text:span text:style-name="a434" text:class-names="">Découvrir le package « </text:span><text:span text:style-name="a435" text:class-names="">getParseData</text:span><text:span text:style-name="a436" text:class-names=""> »</text:span><text:span text:style-name="a437" text:class-names=""><text:s text:c="1"/></text:span><text:span text:style-name="a438" text:class-names=""/></text:p>
            <draw:enhanced-geometry xmlns:dr3d="urn:oasis:names:tc:opendocument:xmlns:dr3d:1.0" draw:type="non-primitive" svg:viewBox="0 0 4399407 784550" draw:enhanced-path="M 0 78455 C 0 35125 35125 0 78455 0 L 4320952 0 C 4364282 0 4399407 35125 4399407 78455 L 4399407 706095 C 4399407 749425 4364282 784550 4320952 784550 L 78455 784550 C 35125 784550 0 749425 0 706095 L 0 7845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99407"/>
              <draw:equation draw:name="f7" draw:formula="?f4 / 784550"/>
              <draw:equation draw:name="f8" draw:formula="0 * ?f5 / 4399407"/>
              <draw:equation draw:name="f9" draw:formula="78455 * ?f4 / 784550"/>
              <draw:equation draw:name="f10" draw:formula="78455 * ?f5 / 4399407"/>
              <draw:equation draw:name="f11" draw:formula="0 * ?f4 / 784550"/>
              <draw:equation draw:name="f12" draw:formula="4320952 * ?f5 / 4399407"/>
              <draw:equation draw:name="f13" draw:formula="4399407 * ?f5 / 4399407"/>
              <draw:equation draw:name="f14" draw:formula="706095 * ?f4 / 784550"/>
              <draw:equation draw:name="f15" draw:formula="784550 * ?f4 / 7845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91329in" svg:height="0.03811in" draw:id="id81" draw:style-name="a444" draw:transform="translate(-0.95665in -0.01906in) rotate(-1.08667) translate(3.51562in 3.73562in)">
            <svg:title/>
            <svg:desc/>
            <text:p text:style-name="a443" text:class-names="" text:cond-style-name=""><text:span text:style-name="a442" text:class-names=""/></text:p>
            <draw:enhanced-geometry xmlns:dr3d="urn:oasis:names:tc:opendocument:xmlns:dr3d:1.0" draw:type="non-primitive" svg:viewBox="0 0 1749516 34848" draw:enhanced-path="M 0 17424 L 1749516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49516"/>
              <draw:equation draw:name="f7" draw:formula="?f4 / 34848"/>
              <draw:equation draw:name="f8" draw:formula="0 * ?f5 / 1749516"/>
              <draw:equation draw:name="f9" draw:formula="17424 * ?f4 / 34848"/>
              <draw:equation draw:name="f10" draw:formula="1749516 * ?f5 / 1749516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3.96088in" svg:y="3.86943in" svg:width="2.85162in" svg:height="1.42581in" draw:id="id82" draw:style-name="a449">
            <svg:title/>
            <svg:desc/>
            <text:p text:style-name="a447" text:class-names="" text:cond-style-name=""><text:span text:style-name="a445" text:class-names="">Réalisation</text:span><text:span text:style-name="a446" text:class-names=""/></text:p>
            <draw:enhanced-geometry xmlns:dr3d="urn:oasis:names:tc:opendocument:xmlns:dr3d:1.0" draw:type="non-primitive" svg:viewBox="0 0 2607519 1303759" draw:enhanced-path="M 0 130376 C 0 58371 58371 0 130376 0 L 2477143 0 C 2549148 0 2607519 58371 2607519 130376 L 2607519 1173383 C 2607519 1245388 2549148 1303759 2477143 1303759 L 130376 1303759 C 58371 1303759 0 1245388 0 1173383 L 0 13037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07519"/>
              <draw:equation draw:name="f7" draw:formula="?f4 / 1303759"/>
              <draw:equation draw:name="f8" draw:formula="0 * ?f5 / 2607519"/>
              <draw:equation draw:name="f9" draw:formula="130376 * ?f4 / 1303759"/>
              <draw:equation draw:name="f10" draw:formula="130376 * ?f5 / 2607519"/>
              <draw:equation draw:name="f11" draw:formula="0 * ?f4 / 1303759"/>
              <draw:equation draw:name="f12" draw:formula="2477143 * ?f5 / 2607519"/>
              <draw:equation draw:name="f13" draw:formula="2607519 * ?f5 / 2607519"/>
              <draw:equation draw:name="f14" draw:formula="1173383 * ?f4 / 1303759"/>
              <draw:equation draw:name="f15" draw:formula="1303759 * ?f4 / 130375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48591in" svg:height="0.03811in" draw:id="id83" draw:style-name="a452" draw:transform="translate(-1.24296in -0.01906in) rotate(-5.36058) translate(7.56293in 3.59148in)">
            <svg:title/>
            <svg:desc/>
            <text:p text:style-name="a451" text:class-names="" text:cond-style-name=""><text:span text:style-name="a450" text:class-names=""/></text:p>
            <draw:enhanced-geometry xmlns:dr3d="urn:oasis:names:tc:opendocument:xmlns:dr3d:1.0" draw:type="non-primitive" svg:viewBox="0 0 2273120 34848" draw:enhanced-path="M 0 17424 L 2273120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73120"/>
              <draw:equation draw:name="f7" draw:formula="?f4 / 34848"/>
              <draw:equation draw:name="f8" draw:formula="0 * ?f5 / 2273120"/>
              <draw:equation draw:name="f9" draw:formula="17424 * ?f4 / 34848"/>
              <draw:equation draw:name="f10" draw:formula="2273120 * ?f5 / 227312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31336in" svg:y="2.12962in" svg:width="4.88539in" svg:height="0.94202in" draw:id="id84" draw:style-name="a457">
            <svg:title/>
            <svg:desc/>
            <text:p text:style-name="a455" text:class-names="" text:cond-style-name=""><text:span text:style-name="a453" text:class-names="">Réaliser un script qui représente des assignations simple</text:span><text:span text:style-name="a454" text:class-names=""/></text:p>
            <draw:enhanced-geometry xmlns:dr3d="urn:oasis:names:tc:opendocument:xmlns:dr3d:1.0" draw:type="non-primitive" svg:viewBox="0 0 4467203 861381" draw:enhanced-path="M 0 86138 C 0 38565 38565 0 86138 0 L 4381065 0 C 4428638 0 4467203 38565 4467203 86138 L 4467203 775243 C 4467203 822816 4428638 861381 4381065 861381 L 86138 861381 C 38565 861381 0 822816 0 775243 L 0 86138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67203"/>
              <draw:equation draw:name="f7" draw:formula="?f4 / 861381"/>
              <draw:equation draw:name="f8" draw:formula="0 * ?f5 / 4467203"/>
              <draw:equation draw:name="f9" draw:formula="86138 * ?f4 / 861381"/>
              <draw:equation draw:name="f10" draw:formula="86138 * ?f5 / 4467203"/>
              <draw:equation draw:name="f11" draw:formula="0 * ?f4 / 861381"/>
              <draw:equation draw:name="f12" draw:formula="4381065 * ?f5 / 4467203"/>
              <draw:equation draw:name="f13" draw:formula="4467203 * ?f5 / 4467203"/>
              <draw:equation draw:name="f14" draw:formula="775243 * ?f4 / 861381"/>
              <draw:equation draw:name="f15" draw:formula="861381 * ?f4 / 8613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70888in" svg:height="0.03811in" draw:id="id85" draw:style-name="a460" draw:transform="translate(-0.85444in -0.01906in) rotate(-5.78462) translate(7.56293in 4.17377in)">
            <svg:title/>
            <svg:desc/>
            <text:p text:style-name="a459" text:class-names="" text:cond-style-name=""><text:span text:style-name="a458" text:class-names=""/></text:p>
            <draw:enhanced-geometry xmlns:dr3d="urn:oasis:names:tc:opendocument:xmlns:dr3d:1.0" draw:type="non-primitive" svg:viewBox="0 0 1562603 34848" draw:enhanced-path="M 0 17424 L 1562603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2603"/>
              <draw:equation draw:name="f7" draw:formula="?f4 / 34848"/>
              <draw:equation draw:name="f8" draw:formula="0 * ?f5 / 1562603"/>
              <draw:equation draw:name="f9" draw:formula="17424 * ?f4 / 34848"/>
              <draw:equation draw:name="f10" draw:formula="1562603 * ?f5 / 1562603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31336in" svg:y="3.28551in" svg:width="4.91873in" svg:height="0.95941in" draw:id="id86" draw:style-name="a465">
            <svg:title/>
            <svg:desc/>
            <text:p text:style-name="a463" text:class-names="" text:cond-style-name=""><text:span text:style-name="a461" text:class-names="">Réaliser un script qui représente des conditionnelles</text:span><text:span text:style-name="a462" text:class-names=""/></text:p>
            <draw:enhanced-geometry xmlns:dr3d="urn:oasis:names:tc:opendocument:xmlns:dr3d:1.0" draw:type="non-primitive" svg:viewBox="0 0 4497685 877287" draw:enhanced-path="M 0 87729 C 0 39278 39278 0 87729 0 L 4409956 0 C 4458407 0 4497685 39278 4497685 87729 L 4497685 789558 C 4497685 838009 4458407 877287 4409956 877287 L 87729 877287 C 39278 877287 0 838009 0 789558 L 0 8772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97685"/>
              <draw:equation draw:name="f7" draw:formula="?f4 / 877287"/>
              <draw:equation draw:name="f8" draw:formula="0 * ?f5 / 4497685"/>
              <draw:equation draw:name="f9" draw:formula="87729 * ?f4 / 877287"/>
              <draw:equation draw:name="f10" draw:formula="87729 * ?f5 / 4497685"/>
              <draw:equation draw:name="f11" draw:formula="0 * ?f4 / 877287"/>
              <draw:equation draw:name="f12" draw:formula="4409956 * ?f5 / 4497685"/>
              <draw:equation draw:name="f13" draw:formula="4497685 * ?f5 / 4497685"/>
              <draw:equation draw:name="f14" draw:formula="789558 * ?f4 / 877287"/>
              <draw:equation draw:name="f15" draw:formula="877287 * ?f4 / 8772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526in" svg:height="0.03811in" draw:id="id87" draw:style-name="a468" draw:transform="translate(-0.763in -0.01906in) rotate(-0.18175) translate(7.56293in 4.72025in)">
            <svg:title/>
            <svg:desc/>
            <text:p text:style-name="a467" text:class-names="" text:cond-style-name=""><text:span text:style-name="a466" text:class-names=""/></text:p>
            <draw:enhanced-geometry xmlns:dr3d="urn:oasis:names:tc:opendocument:xmlns:dr3d:1.0" draw:type="non-primitive" svg:viewBox="0 0 1395372 34848" draw:enhanced-path="M 0 17424 L 1395372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95372"/>
              <draw:equation draw:name="f7" draw:formula="?f4 / 34848"/>
              <draw:equation draw:name="f8" draw:formula="0 * ?f5 / 1395372"/>
              <draw:equation draw:name="f9" draw:formula="17424 * ?f4 / 34848"/>
              <draw:equation draw:name="f10" draw:formula="1395372 * ?f5 / 1395372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31336in" svg:y="4.45879in" svg:width="4.9828in" svg:height="0.79874in" draw:id="id88" draw:style-name="a473">
            <svg:title/>
            <svg:desc/>
            <text:p text:style-name="a471" text:class-names="" text:cond-style-name=""><text:span text:style-name="a469" text:class-names="">Réaliser un script qui représente des boucles</text:span><text:span text:style-name="a470" text:class-names=""/></text:p>
            <draw:enhanced-geometry xmlns:dr3d="urn:oasis:names:tc:opendocument:xmlns:dr3d:1.0" draw:type="non-primitive" svg:viewBox="0 0 4556275 730366" draw:enhanced-path="M 0 73037 C 0 32700 32700 0 73037 0 L 4483238 0 C 4523575 0 4556275 32700 4556275 73037 L 4556275 657329 C 4556275 697666 4523575 730366 4483238 730366 L 73037 730366 C 32700 730366 0 697666 0 657329 L 0 730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6275"/>
              <draw:equation draw:name="f7" draw:formula="?f4 / 730366"/>
              <draw:equation draw:name="f8" draw:formula="0 * ?f5 / 4556275"/>
              <draw:equation draw:name="f9" draw:formula="73037 * ?f4 / 730366"/>
              <draw:equation draw:name="f10" draw:formula="73037 * ?f5 / 4556275"/>
              <draw:equation draw:name="f11" draw:formula="0 * ?f4 / 730366"/>
              <draw:equation draw:name="f12" draw:formula="4483238 * ?f5 / 4556275"/>
              <draw:equation draw:name="f13" draw:formula="4556275 * ?f5 / 4556275"/>
              <draw:equation draw:name="f14" draw:formula="657329 * ?f4 / 730366"/>
              <draw:equation draw:name="f15" draw:formula="730366 * ?f4 / 73036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88928in" svg:height="0.03811in" draw:id="id89" draw:style-name="a476" draw:transform="translate(-0.94464in -0.01906in) rotate(-0.65276) translate(7.56293in 5.1561in)">
            <svg:title/>
            <svg:desc/>
            <text:p text:style-name="a475" text:class-names="" text:cond-style-name=""><text:span text:style-name="a474" text:class-names=""/></text:p>
            <draw:enhanced-geometry xmlns:dr3d="urn:oasis:names:tc:opendocument:xmlns:dr3d:1.0" draw:type="non-primitive" svg:viewBox="0 0 1727561 34848" draw:enhanced-path="M 0 17424 L 1727561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7561"/>
              <draw:equation draw:name="f7" draw:formula="?f4 / 34848"/>
              <draw:equation draw:name="f8" draw:formula="0 * ?f5 / 1727561"/>
              <draw:equation draw:name="f9" draw:formula="17424 * ?f4 / 34848"/>
              <draw:equation draw:name="f10" draw:formula="1727561 * ?f5 / 172756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31336in" svg:y="5.4714in" svg:width="4.9716in" svg:height="0.51691in" draw:id="id90" draw:style-name="a481">
            <svg:title/>
            <svg:desc/>
            <text:p text:style-name="a479" text:class-names="" text:cond-style-name=""><text:span text:style-name="a477" text:class-names="">Gestion des scripts complexes à traiter</text:span><text:span text:style-name="a478" text:class-names=""/></text:p>
            <draw:enhanced-geometry xmlns:dr3d="urn:oasis:names:tc:opendocument:xmlns:dr3d:1.0" draw:type="non-primitive" svg:viewBox="0 0 4546028 472665" draw:enhanced-path="M 0 47267 C 0 21162 21162 0 47267 0 L 4498762 0 C 4524867 0 4546029 21162 4546029 47267 4546029 173311 4546028 299355 4546028 425399 4546028 451504 4524866 472666 4498761 472666 L 47267 472665 C 21162 472665 0 451503 0 425398 L 0 47267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46028"/>
              <draw:equation draw:name="f7" draw:formula="?f4 / 472665"/>
              <draw:equation draw:name="f8" draw:formula="0 * ?f5 / 4546028"/>
              <draw:equation draw:name="f9" draw:formula="47267 * ?f4 / 472665"/>
              <draw:equation draw:name="f10" draw:formula="47267 * ?f5 / 4546028"/>
              <draw:equation draw:name="f11" draw:formula="0 * ?f4 / 472665"/>
              <draw:equation draw:name="f12" draw:formula="4498762 * ?f5 / 4546028"/>
              <draw:equation draw:name="f13" draw:formula="4546029 * ?f5 / 4546028"/>
              <draw:equation draw:name="f14" draw:formula="4546028 * ?f5 / 4546028"/>
              <draw:equation draw:name="f15" draw:formula="425399 * ?f4 / 472665"/>
              <draw:equation draw:name="f16" draw:formula="4498761 * ?f5 / 4546028"/>
              <draw:equation draw:name="f17" draw:formula="472666 * ?f4 / 472665"/>
              <draw:equation draw:name="f18" draw:formula="472665 * ?f4 / 472665"/>
              <draw:equation draw:name="f19" draw:formula="425398 * ?f4 / 47266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2.38448in" svg:height="0.03811in" draw:id="id91" draw:style-name="a484" draw:transform="translate(-1.19224in -0.01906in) rotate(-0.88998) translate(7.56293in 5.50877in)">
            <svg:title/>
            <svg:desc/>
            <text:p text:style-name="a483" text:class-names="" text:cond-style-name=""><text:span text:style-name="a482" text:class-names=""/></text:p>
            <draw:enhanced-geometry xmlns:dr3d="urn:oasis:names:tc:opendocument:xmlns:dr3d:1.0" draw:type="non-primitive" svg:viewBox="0 0 2180367 34848" draw:enhanced-path="M 0 17424 L 2180367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80367"/>
              <draw:equation draw:name="f7" draw:formula="?f4 / 34848"/>
              <draw:equation draw:name="f8" draw:formula="0 * ?f5 / 2180367"/>
              <draw:equation draw:name="f9" draw:formula="17424 * ?f4 / 34848"/>
              <draw:equation draw:name="f10" draw:formula="2180367 * ?f5 / 2180367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31336in" svg:y="6.20218in" svg:width="4.95722in" svg:height="0.46605in" draw:id="id92" draw:style-name="a489">
            <svg:title/>
            <svg:desc/>
            <text:p text:style-name="a487" text:class-names="" text:cond-style-name=""><text:span text:style-name="a485" text:class-names="">Représentation graphique</text:span><text:span text:style-name="a486" text:class-names=""/></text:p>
            <draw:enhanced-geometry xmlns:dr3d="urn:oasis:names:tc:opendocument:xmlns:dr3d:1.0" draw:type="non-primitive" svg:viewBox="0 0 4532886 426160" draw:enhanced-path="M 0 42616 C 0 19080 19080 0 42616 0 L 4490270 0 C 4513806 0 4532886 19080 4532886 42616 L 4532886 383544 C 4532886 407080 4513806 426160 4490270 426160 L 42616 426160 C 19080 426160 0 407080 0 383544 L 0 4261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32886"/>
              <draw:equation draw:name="f7" draw:formula="?f4 / 426160"/>
              <draw:equation draw:name="f8" draw:formula="0 * ?f5 / 4532886"/>
              <draw:equation draw:name="f9" draw:formula="42616 * ?f4 / 426160"/>
              <draw:equation draw:name="f10" draw:formula="42616 * ?f5 / 4532886"/>
              <draw:equation draw:name="f11" draw:formula="0 * ?f4 / 426160"/>
              <draw:equation draw:name="f12" draw:formula="4490270 * ?f5 / 4532886"/>
              <draw:equation draw:name="f13" draw:formula="4532886 * ?f5 / 4532886"/>
              <draw:equation draw:name="f14" draw:formula="383544 * ?f4 / 426160"/>
              <draw:equation draw:name="f15" draw:formula="426160 * ?f4 / 4261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96296in" svg:height="0.03811in" draw:id="id93" draw:style-name="a492" draw:transform="translate(-1.48148in -0.01906in) rotate(-1.03963) translate(7.56293in 5.85969in)">
            <svg:title/>
            <svg:desc/>
            <text:p text:style-name="a491" text:class-names="" text:cond-style-name=""><text:span text:style-name="a490" text:class-names=""/></text:p>
            <draw:enhanced-geometry xmlns:dr3d="urn:oasis:names:tc:opendocument:xmlns:dr3d:1.0" draw:type="non-primitive" svg:viewBox="0 0 2709335 34848" draw:enhanced-path="M 0 17424 L 2709335 17424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09335"/>
              <draw:equation draw:name="f7" draw:formula="?f4 / 34848"/>
              <draw:equation draw:name="f8" draw:formula="0 * ?f5 / 2709335"/>
              <draw:equation draw:name="f9" draw:formula="17424 * ?f4 / 34848"/>
              <draw:equation draw:name="f10" draw:formula="2709335 * ?f5 / 2709335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31336in" svg:y="6.88211in" svg:width="4.96202in" svg:height="0.50988in" draw:id="id94" draw:style-name="a497">
            <svg:title/>
            <svg:desc/>
            <text:p text:style-name="a495" text:class-names="" text:cond-style-name=""><text:span text:style-name="a493" text:class-names="">Création du package R</text:span><text:span text:style-name="a494" text:class-names=""/></text:p>
            <draw:enhanced-geometry xmlns:dr3d="urn:oasis:names:tc:opendocument:xmlns:dr3d:1.0" draw:type="non-primitive" svg:viewBox="0 0 4537267 466237" draw:enhanced-path="M 0 46624 C 0 20874 20874 0 46624 0 L 4490643 0 C 4516393 0 4537267 20874 4537267 46624 L 4537267 419613 C 4537267 445363 4516393 466237 4490643 466237 L 46624 466237 C 20874 466237 0 445363 0 419613 L 0 4662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37267"/>
              <draw:equation draw:name="f7" draw:formula="?f4 / 466237"/>
              <draw:equation draw:name="f8" draw:formula="0 * ?f5 / 4537267"/>
              <draw:equation draw:name="f9" draw:formula="46624 * ?f4 / 466237"/>
              <draw:equation draw:name="f10" draw:formula="46624 * ?f5 / 4537267"/>
              <draw:equation draw:name="f11" draw:formula="0 * ?f4 / 466237"/>
              <draw:equation draw:name="f12" draw:formula="4490643 * ?f5 / 4537267"/>
              <draw:equation draw:name="f13" draw:formula="4537267 * ?f5 / 4537267"/>
              <draw:equation draw:name="f14" draw:formula="419613 * ?f4 / 466237"/>
              <draw:equation draw:name="f15" draw:formula="466237 * ?f4 / 46623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48" draw:style="linear" draw:angle="0" draw:start-color="#a3b1d9" draw:end-color="#96a5d1" draw:start-intensity="100%" draw:end-intensity="100%"/>
    <draw:gradient draw:name="a413" draw:style="linear" draw:angle="0" draw:start-color="#a1acce" draw:end-color="#94a0c3" draw:start-intensity="100%" draw:end-intensity="100%"/>
    <draw:gradient draw:name="a472" draw:style="linear" draw:angle="0" draw:start-color="#aab9e0" draw:end-color="#9cadda" draw:start-intensity="100%" draw:end-intensity="100%"/>
    <draw:gradient draw:name="a496" draw:style="linear" draw:angle="0" draw:start-color="#aab9e0" draw:end-color="#9cadda" draw:start-intensity="100%" draw:end-intensity="100%"/>
    <draw:gradient draw:name="a456" draw:style="linear" draw:angle="0" draw:start-color="#aab9e0" draw:end-color="#9cadda" draw:start-intensity="100%" draw:end-intensity="100%"/>
    <draw:gradient draw:name="a421" draw:style="linear" draw:angle="0" draw:start-color="#a3b1d9" draw:end-color="#96a5d1" draw:start-intensity="100%" draw:end-intensity="100%"/>
    <draw:gradient draw:name="a429" draw:style="linear" draw:angle="0" draw:start-color="#aab9e0" draw:end-color="#9cadda" draw:start-intensity="100%" draw:end-intensity="100%"/>
    <draw:gradient draw:name="a480" draw:style="linear" draw:angle="0" draw:start-color="#aab9e0" draw:end-color="#9cadda" draw:start-intensity="100%" draw:end-intensity="100%"/>
    <draw:gradient draw:name="a440" draw:style="linear" draw:angle="0" draw:start-color="#aab9e0" draw:end-color="#9cadda" draw:start-intensity="100%" draw:end-intensity="100%"/>
    <draw:gradient draw:name="a488" draw:style="linear" draw:angle="0" draw:start-color="#aab9e0" draw:end-color="#9cadda" draw:start-intensity="100%" draw:end-intensity="100%"/>
    <draw:gradient draw:name="a464" draw:style="linear" draw:angle="0" draw:start-color="#aab9e0" draw:end-color="#9cadda" draw:start-intensity="100%" draw:end-intensity="100%"/>
    <draw:marker draw:name="a407" svg:viewBox="0 0 20 30" svg:d="m10 0-10 30h20z"/>
    <draw:stroke-dash draw:name="a387" draw:display-name="Dash" draw:style="rect" draw:dots1="1" draw:dots1-length="0.04167in" draw:dots2="0" draw:dots2-length="0in" draw:distance="0.04167in"/>
    <draw:stroke-dash draw:name="a381" draw:display-name="Dash" draw:style="rect" draw:dots1="1" draw:dots1-length="0.04167in" draw:dots2="0" draw:dots2-length="0in" draw:distance="0.04167in"/>
    <draw:stroke-dash draw:name="a383" draw:display-name="Dash" draw:style="rect" draw:dots1="1" draw:dots1-length="0.04167in" draw:dots2="0" draw:dots2-length="0in" draw:distance="0.04167in"/>
    <draw:stroke-dash draw:name="a385" draw:display-name="Dash" draw:style="rect" draw:dots1="1" draw:dots1-length="0.04167in" draw:dots2="0" draw:dots2-length="0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rion Guernoté</meta:initial-creator>
    <dc:creator>Marion Guernoté</dc:creator>
    <meta:creation-date>2019-11-07T15:57:39Z</meta:creation-date>
    <dc:date>2019-11-07T17:20:21Z</dc:date>
    <meta:editing-cycles>4</meta:editing-cycles>
    <meta:editing-duration>PT4962S</meta:editing-duration>
    <meta:document-statistic meta:paragraph-count="15" meta:word-count="51"/>
  </office:meta>
</office:document-meta>
</file>